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01144" officeooo:paragraph-rsid="00001144"/>
    </style:style>
    <style:style style:name="P2" style:family="paragraph" style:parent-style-name="Heading_20_3">
      <style:text-properties officeooo:rsid="00057f2f" officeooo:paragraph-rsid="00057f2f"/>
    </style:style>
    <style:style style:name="P3" style:family="paragraph" style:parent-style-name="Text_20_body">
      <style:text-properties officeooo:rsid="0008de9c" officeooo:paragraph-rsid="00001144"/>
    </style:style>
    <style:style style:name="P4" style:family="paragraph" style:parent-style-name="Text_20_body">
      <style:text-properties officeooo:rsid="0008de9c" officeooo:paragraph-rsid="000128ae"/>
    </style:style>
    <style:style style:name="P5" style:family="paragraph" style:parent-style-name="Text_20_body">
      <style:text-properties officeooo:paragraph-rsid="00001144"/>
    </style:style>
    <style:style style:name="P6" style:family="paragraph" style:parent-style-name="Text_20_body">
      <style:text-properties officeooo:rsid="00001144" officeooo:paragraph-rsid="00001144"/>
    </style:style>
    <style:style style:name="P7" style:family="paragraph" style:parent-style-name="Text_20_body">
      <style:text-properties officeooo:rsid="000128ae" officeooo:paragraph-rsid="000128ae"/>
    </style:style>
    <style:style style:name="P8" style:family="paragraph" style:parent-style-name="Text_20_body" style:list-style-name="L1">
      <style:text-properties officeooo:rsid="000128ae" officeooo:paragraph-rsid="000128ae"/>
    </style:style>
    <style:style style:name="P9" style:family="paragraph" style:parent-style-name="Text_20_body" style:list-style-name="L1">
      <style:text-properties officeooo:rsid="000128ae" officeooo:paragraph-rsid="0002e2b8"/>
    </style:style>
    <style:style style:name="P10" style:family="paragraph" style:parent-style-name="Text_20_body" style:list-style-name="L1">
      <style:text-properties officeooo:paragraph-rsid="0002e2b8"/>
    </style:style>
    <style:style style:name="P11" style:family="paragraph" style:parent-style-name="Text_20_body" style:list-style-name="L1">
      <style:text-properties officeooo:rsid="0002e2b8" officeooo:paragraph-rsid="0002e2b8"/>
    </style:style>
    <style:style style:name="P12" style:family="paragraph" style:parent-style-name="Text_20_body">
      <style:text-properties officeooo:rsid="000495b4" officeooo:paragraph-rsid="000495b4"/>
    </style:style>
    <style:style style:name="P13" style:family="paragraph" style:parent-style-name="Text_20_body">
      <style:text-properties officeooo:paragraph-rsid="00057f2f"/>
    </style:style>
    <style:style style:name="T1" style:family="text">
      <style:text-properties officeooo:rsid="00001144"/>
    </style:style>
    <style:style style:name="T2" style:family="text">
      <style:text-properties officeooo:rsid="000128ae"/>
    </style:style>
    <style:style style:name="T3" style:family="text">
      <style:text-properties officeooo:rsid="0002e2b8"/>
    </style:style>
    <style:style style:name="T4" style:family="text">
      <style:text-properties officeooo:rsid="00057f2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ámaras</text:h>
      <text:p text:style-name="P5"/>
      <text:p text:style-name="P6">Cámaras son los posibles lugares donde realizamos las operaciones, informalmente podemos entender una cámara como un lugar externo (un banco por ejemplo) donde tenemos una cuenta abierta con soporte para diferentes monedas.</text:p>
      <text:p text:style-name="P3"/>
      <text:h text:style-name="P2" text:outline-level="3">Camara CASH</text:h>
      <text:p text:style-name="P13"/>
      <text:p text:style-name="P4">Existe una cámara especial a la que denominamos CASH a la que asociamos con la fuente de ingresos externa al sistema <text:span text:style-name="T2">a partir de la cual realizamos</text:span> los ingresos iniciales a una cámara y en la que recogemos los posibles beneficios <text:span text:style-name="T1">y que solo soporta la moneda FIAT</text:span>. </text:p>
      <text:p text:style-name="P4"><text:span text:style-name="T2">Esta cámara </text:span><text:span text:style-name="T4">nos ofrece</text:span><text:span text:style-name="T2"> una visión sumarizada de los resultados agregados de todas las otras cámaras en moneda FIAT.</text:span></text:p>
      <text:p text:style-name="P4"/>
      <text:p text:style-name="P7">Flujo de trabajo de ejemplo</text:p>
      <text:p text:style-name="P7">Supongamos el siguiente escenario:</text:p>
      <text:p text:style-name="P7">Hemos registrado -abierto una cuenta- en dos aplicaciones de comercio de criptomonedas: CAM1 y CAM2, cada una de las cuales gestionar diferentes conjuntos de criptomonedas.</text:p>
      <text:p text:style-name="P7">Lógicamente, para poder operar deberemos disponer de cierto saldo en alguna moneda FIAT (Euro, Dolar, etc.). Para ello utilizando algún sistema de pagos: transferencias, tarjetas de crédito, etc. habremos transferido cierto capital de nuestras cuentas corrientes a estos sistemas, por ejemplo 5.000 Euros a cada aplicación.</text:p>
      <text:p text:style-name="P7">Al cabo de cierto tiempo, en un primer escenario optimista, hemos obtenido unos beneficios de 1.000 y 2.000 Euros respectivamente que deseamos recuperar; es decir, hacer liquido.</text:p>
      <text:p text:style-name="P7">Posteriormente, bien por que las operaciones no han sido tan satisfactorias (hemos perdido dinero), bien por que deseamos incrementar el volumen de nuestras inversiones, transferimos mas capital de nuestras corrientes al sistema, supongamos otros 5.000 Euros a cada sistema para continuar operando.</text:p>
      <text:p text:style-name="P7">Veamos como sería el flujo de trabajo de este escenario:</text:p>
      <text:list xml:id="list1714071767" text:style-name="L1">
        <text:list-item>
          <text:p text:style-name="P8">Iniciamos el sistema</text:p>
        </text:list-item>
        <text:list-item>
          <text:p text:style-name="P8">Damos de alta las cámaras CAM1 y CAM2. Inicialmente no tienen posición en ninguna moneda.</text:p>
        </text:list-item>
        <text:list-item>
          <text:p text:style-name="P8">Realizamos una transferencia especial (Ver transferencias) a la cámara CASH por la suma de las transferencias iniciales realizadas: 10.000 Euros. CASH tiene ahora una posición de 10.000 Euros en la moneda FIAT que es la única que soporta.</text:p>
        </text:list-item>
        <text:list-item>
          <text:p text:style-name="P8"><text:soft-page-break/>Realizamos DOS transferencias desde CASH a cada una de las cámaras, cada una de 5.000 Euros. Si alguna de las cámaras nos cobra comisión por realizar ingresos, lo indicamos también, esta comisión también se cobra en moneda FIAT y se descuenta del importe de la transferencia <text:span text:style-name="T3">en la cámara destino</text:span></text:p>
        </text:list-item>
        <text:list-item>
          <text:p text:style-name="P9">Ahora tenemos:</text:p>
          <text:list>
            <text:list-item>
              <text:p text:style-name="P10"><text:span text:style-name="T3">L</text:span><text:span text:style-name="T2">as dos cámaras con una posición abierta en moneda FIAT de 5.000 Euros cada una </text:span></text:p>
            </text:list-item>
            <text:list-item>
              <text:p text:style-name="P11">La cámara CASH mantiene la posición de 10.000 Euros que es el capital actual utilizado para las inversiones y en el apartado Venta, 10.000 Euros, que son los que has “salido” a las otras cámaras</text:p>
            </text:list-item>
          </text:list>
        </text:list-item>
        <text:list-item>
          <text:p text:style-name="P8">Al cabo de ciertas operaciones de compra/venta, las posiciones FIAT <text:span text:style-name="T3">de las cámaras </text:span>son de 6.000 y 7.000 Euros respectivamente, y decidimos recoger los beneficios</text:p>
        </text:list-item>
        <text:list-item>
          <text:p text:style-name="P8">Transferimos 1.000 y 2.000 Euros de cada cámara a la cámara CASH. </text:p>
        </text:list-item>
        <text:list-item>
          <text:p text:style-name="P8">Dado que esta cámara tiene una gestión especial, este capital no <text:span text:style-name="T3">modifica la</text:span> posición <text:span text:style-name="T3">puesto que no ha variado el volumen de la inversión</text:span>, si no como <text:span text:style-name="T3">compra</text:span>, <text:span text:style-name="T3">ya que ha “entrado” a la cámara. Es decir, en CASH tenemos una posición de 10.000 Euros y unos beneficios ejecutados de 3.000</text:span></text:p>
        </text:list-item>
        <text:list-item>
          <text:p text:style-name="P8">Consignamos las siguientes dos transferencias de 5.000 Euros en la cámara CASH, la cual ahora tiene posición de 20.000 Euros los cuales se corresponden con el capital invertido y un beneficio de 3.000 Euros que es el beneficio que realmente hemos recogido</text:p>
        </text:list-item>
      </text:list>
      <text:p text:style-name="P7"/>
      <text:p text:style-name="P12">Nótese que, en el caso de que la posición de CASH no sea equivalente al valor de los vendido implica que existe alguna transferencia realizada a la cámara sin registr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2T12:40:24.338000000</meta:creation-date>
    <dc:date>2022-11-12T22:40:05.925000000</dc:date>
    <meta:editing-duration>PT9H59M39S</meta:editing-duration>
    <meta:editing-cycles>5</meta:editing-cycles>
    <meta:generator>LibreOffice/7.4.0.3$Windows_X86_64 LibreOffice_project/f85e47c08ddd19c015c0114a68350214f7066f5a</meta:generator>
    <meta:document-statistic meta:table-count="0" meta:image-count="0" meta:object-count="0" meta:page-count="2" meta:paragraph-count="24" meta:word-count="590" meta:character-count="3599" meta:non-whitespace-character-count="3041"/>
  </office:meta>
</office:document-meta>
</file>